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margin-left="0.4925in" fo:text-indent="0in" style:auto-text-indent="false"/>
      <style:text-properties officeooo:paragraph-rsid="001d83cb"/>
    </style:style>
    <style:style style:name="P3" style:family="paragraph" style:parent-style-name="Preformatted_20_Text">
      <style:paragraph-properties fo:margin-left="0.4925in" fo:text-indent="0in" style:auto-text-indent="false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paragraph-rsid="001d83cb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 style:list-style-name="L7">
      <style:paragraph-properties fo:margin-top="0in" fo:margin-bottom="0in" style:contextual-spacing="false"/>
      <style:text-properties officeooo:paragraph-rsid="001d83cb"/>
    </style:style>
    <style:style style:name="P13" style:family="paragraph" style:parent-style-name="Text_20_body" style:list-style-name="L8">
      <style:paragraph-properties fo:margin-top="0in" fo:margin-bottom="0in" style:contextual-spacing="false"/>
    </style:style>
    <style:style style:name="P14" style:family="paragraph" style:parent-style-name="Text_20_body" style:list-style-name="L9">
      <style:paragraph-properties fo:margin-top="0in" fo:margin-bottom="0in" style:contextual-spacing="false"/>
    </style:style>
    <style:style style:name="T1" style:family="text">
      <style:text-properties officeooo:rsid="001d83c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cours-11---utilisation-dapi-en-python"/>Cours 11 - utilisation d’API en Python<text:bookmark-end text:name="cours-11---utilisation-dapi-en-python"/></text:h>
      <text:p text:style-name="First_20_paragraph">Une API est une interface entre 2 programmes. La plupart d’entre elles utilisent le protocole HTTP, et transmettent des données en json.</text:p>
      <text:h text:style-name="Heading_20_2" text:outline-level="2"><text:bookmark-start text:name="exercice-1---récupération-des-coordonnées-gps-dune-ville"/>Exercice 1 - récupération des coordonnées GPS d’une ville<text:bookmark-end text:name="exercice-1---récupération-des-coordonnées-gps-dune-ville"/></text:h>
      <text:list text:style-name="L1">
        <text:list-item>
          <text:p text:style-name="P4">On veut écrire une fonction qui reçoit le nom d’une ville en paramètre, et qui renvoie les coordonnées GPS de cette ville, en faisant appel à une API offerte par openstreetmap.</text:p>
        </text:list-item>
        <text:list-item>
          <text:p text:style-name="P4">installer la librairie <text:span text:style-name="Source_5f_Text">requests</text:span> (pip install requests). Puis <text:span text:style-name="Source_5f_Text">import requests</text:span></text:p>
        </text:list-item>
        <text:list-item>
          <text:p text:style-name="P4">créer un dictionnaire <text:span text:style-name="Source_5f_Text">headers</text:span> avec un seul élement dont la clé est “User-Agent” et la valeur “python-weather-example”</text:p>
        </text:list-item>
        <text:list-item>
          <text:p text:style-name="P4">créer une chaine <text:span text:style-name="Source_5f_Text">url = "https://nominatim.openstreetmap.org/search?q=Rennes&amp;format=json&amp;limit=1"</text:span> (pour l’instant on ne demande que les coordonnées de Rennes, on généralisera tout à l’heure)</text:p>
        </text:list-item>
        <text:list-item>
          <text:p text:style-name="P4"/>
        </text:list-item>
      </text:list>
      <text:p text:style-name="P3">response = requests.get(url, headers=headers)</text:p>
      <text:p text:style-name="P3">print(f"""{response.status_code=}</text:p>
      <text:p text:style-name="P3">{response.text=}""")</text:p>
      <text:list xml:id="list2545440781" text:style-name="L2">
        <text:list-item>
          <text:p text:style-name="P6">essayer de mettre un user agent égal à "", que constatez-vous ? <text:span text:style-name="T1">P</text:span>uis de remplacer <text:span text:style-name="Source_5f_Text">search</text:span> dans l’url par <text:span text:style-name="Source_5f_Text">aaa</text:span> <text:s/>(chercher des explications sur les principaux codes de retour HTTP)</text:p>
        </text:list-item>
        <text:list-item>
          <text:p text:style-name="P5">response.text est du texte (sous un format qu’on appelle json =&gt; explications orales à donner en cours). Transformez-le en utilisant la fonction json.loads. Quel est le type de l’objet Python qu’on obtient ? (vous pouvez l’afficher avec pprint)</text:p>
        </text:list-item>
        <text:list-item>
          <text:p text:style-name="P5">simplification du code :</text:p>
          <text:list text:style-name="L3">
            <text:list-item>
              <text:p text:style-name="P7">utiliser l’URL <text:span text:style-name="Source_5f_Text">url = "https://nominatim.openstreetmap.org"</text:span> et créer un dictionnaire <text:span text:style-name="Source_5f_Text">params</text:span> avec clé=q =&gt; valeur=nom de la ville, clé=format =&gt; valeur=“json”, clé=limit, valeur=1 Et ajoutez params=params à l’appel de requests.get</text:p>
            </text:list-item>
          </text:list>
        </text:list-item>
        <text:list-item>
          <text:p text:style-name="P5">adaptez le dictionnaire pour utiliser le nom de la ville passée en paramètre, et essayer votre fonction avec différents noms de villes.</text:p>
        </text:list-item>
      </text:list>
      <text:h text:style-name="Heading_20_2" text:outline-level="2"><text:bookmark-start text:name="exercice-2---récupération-des-prévisions-météo-dune-ville"/>Exercice 2 - récupération des prévisions météo d’une ville<text:bookmark-end text:name="exercice-2---récupération-des-prévisions-météo-dune-ville"/></text:h>
      <text:list text:style-name="L4">
        <text:list-item>
          <text:p text:style-name="P8">écrire une fonction qui prend en paramètre la latitude, la longitude, et la date (format YYYY-MM-DD) et qui renvoie la température maximale, la température minimale, et la pluie prévue</text:p>
        </text:list-item>
        <text:list-item>
          <text:p text:style-name="P8">pour celà on utilisera l’API à l’URL : “https://api.open-meteo.com/v1/forecast”, avec les paramètres “latitude” : la latitude de la ville, “longitude” : la longitude de la ville, “daily”: “temperature_2m_max,temperature_2m_min,precipitation_sum”, “start_date” : la date souhaitée, “end_date” : la même date souhaitée</text:p>
        </text:list-item>
        <text:list-item>
          <text:p text:style-name="P8">dans votre fonction principale, appeler successivement la fonction qui récupère les coordonnées, puis la fonction qui récupère la météo avec ces coordonnées</text:p>
        </text:list-item>
        <text:list-item>
          <text:p text:style-name="P8">bonus : aller voir la doc de l’api, et voir comment vous pouvez modifier les paramètres</text:p>
        </text:list-item>
      </text:list>
      <text:h text:style-name="Heading_20_2" text:outline-level="2"><text:bookmark-start text:name="exercice-3---récupérer-des-idées-dactivité"/><text:soft-page-break/>Exercice 3 - récupérer des idées d’activité<text:bookmark-end text:name="exercice-3---récupérer-des-idées-dactivité"/></text:h>
      <text:list text:style-name="L5">
        <text:list-item>
          <text:p text:style-name="P9">écrire une fonction qui renvoie une liste de titres d’activités possibles pour vous occuper ce week-end</text:p>
        </text:list-item>
        <text:list-item>
          <text:p text:style-name="P9"><text:span text:style-name="T1">Utilisez l’</text:span>url : “https://bored-api.appbrewery.com/filter”, paramètres : <text:span text:style-name="Source_5f_Text">"type": "recreational"</text:span></text:p>
        </text:list-item>
        <text:list-item>
          <text:p text:style-name="P9">Attention : l’API vous renvoie de nombreuses informations, mais on veut renvoyer juste la liste des descriptions de l’activité (donc une liste de chaînes de caractères)</text:p>
        </text:list-item>
      </text:list>
      <text:h text:style-name="Heading_20_2" text:outline-level="2"><text:bookmark-start text:name="exercice-4---de-lia"/>Exercice 4 - de l’IA !<text:bookmark-end text:name="exercice-4---de-lia"/></text:h>
      <text:list text:style-name="L6">
        <text:list-item>
          <text:p text:style-name="P10">aller sur https://v2.auth.mistral.ai/login, créer un compte (ou se connecter avec votre compte google)</text:p>
        </text:list-item>
        <text:list-item>
          <text:p text:style-name="P10">S’il vous le demande, mettez un nom d’équipe / “expérimenter gratuitement” / accepter les conditions / S’abonner / vérifier le téléphone</text:p>
        </text:list-item>
        <text:list-item>
          <text:p text:style-name="P10">Menu “Clés API” / “créer une nouvelle clé” / copier la clé sur votre PC</text:p>
        </text:list-item>
        <text:list-item>
          <text:p text:style-name="P10">L’API Mistral est un peu plus compliquée que ce que nous avons utilisé jusqu’à maintenant. Il faut utiliser uen requête POST et non plus GET.</text:p>
        </text:list-item>
        <text:list-item>
          <text:p text:style-name="P10">Tout d’abord préparez un dictionnaire :</text:p>
        </text:list-item>
      </text:list>
      <text:p text:style-name="P3">headers = {"Authorization": f"Bearer {api_key}", </text:p>
      <text:p text:style-name="P3"><text:s text:c="12"/>"Content-Type": "application/json"}</text:p>
      <text:list text:style-name="L7">
        <text:list-item>
          <text:p text:style-name="P11">Puis le payload de la requête :</text:p>
        </text:list-item>
      </text:list>
      <text:p text:style-name="P3"><text:s text:c="4"/>payload = {</text:p>
      <text:p text:style-name="P3"><text:s text:c="8"/>"model": "mistral-small-latest",</text:p>
      <text:p text:style-name="P3"><text:s text:c="8"/>"messages": [{"role": "user", "content": question}],</text:p>
      <text:p text:style-name="P3"><text:s text:c="4"/>}</text:p>
      <text:p text:style-name="P2">où <text:span text:style-name="Source_5f_Text">question</text:span> est une chaine de caractères correspondant à la question que vous voulez poser à Mistral. </text:p>
      <text:list text:continue-numbering="true" text:style-name="L7">
        <text:list-item>
          <text:p text:style-name="P12">Transformez ce dictionnaire payload en une chaîne de caractères au format json, en utilisant json.dumps. </text:p>
        </text:list-item>
        <text:list-item>
          <text:p text:style-name="P12"><text:span text:style-name="T1">P</text:span>uis utilisez :</text:p>
        </text:list-item>
      </text:list>
      <text:p text:style-name="P3"><text:s text:c="4"/>requests.post(</text:p>
      <text:p text:style-name="P3"><text:s text:c="8"/>"https://api.mistral.ai/v1/chat/completions",</text:p>
      <text:p text:style-name="P3"><text:s text:c="8"/>headers=headers, data=json_payload, timeout=30 )</text:p>
      <text:list xml:id="list414704607" text:style-name="L8">
        <text:list-item>
          <text:p text:style-name="P13">Enchaînez les différentes API :</text:p>
          <text:list text:style-name="L9">
            <text:list-item>
              <text:p text:style-name="P14">Demandez les coordonnées de la ville, la météo, la liste des activités, mettez tout ça dans une question que vous envoyez à Mistral pour lui demander de vous conseiller la meilleure activité possible en fonction du temps qu’il fait.</text:p>
            </text:list-item>
          </text:list>
        </text:list-item>
      </text:list>
      <text:h text:style-name="Heading_20_2" text:outline-level="2"><text:bookmark-start text:name="bonus"/>Bonus :<text:bookmark-end text:name="bonus"/></text:h>
      <text:p text:style-name="First_20_paragraph">Essayez d’autres enchainements d’API, d’autres questions vers Mistral 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keyword/>
    <meta:initial-creator/>
    <meta:creation-date>2026-04-24T14:58:18Z</meta:creation-date>
    <dc:date>2026-04-24T17:04:27.252732956</dc:date>
    <meta:editing-duration>PT6M4S</meta:editing-duration>
    <meta:editing-cycles>1</meta:editing-cycles>
    <meta:document-statistic meta:table-count="0" meta:image-count="0" meta:object-count="0" meta:page-count="2" meta:paragraph-count="49" meta:word-count="653" meta:character-count="4381" meta:non-whitespace-character-count="3742"/>
  </office:meta>
</office:document-meta>
</file>